
<file path=META-INF/manifest.xml><?xml version="1.0" encoding="utf-8"?>
<!DOCTYPE manifest  PUBLIC '-//OpenOffice.org//DTD Manifest 1.0//EN'  'Manifest.dtd'>
<manifest:manifest xmlns:manifest="http://openoffice.org/2001/manifest">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roma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rial" svg:font-family="Arial" style:font-family-generic="swiss" style:font-pitch="variable"/>
  </office:font-face-decls>
  <office:automatic-styles>
    <style:style style:name="Tabelle1" style:family="table">
      <style:table-properties style:width="18.002cm" style:rel-width="100%" table:align="left" fo:keep-with-next="true"/>
    </style:style>
    <style:style style:name="Tabelle1.A" style:family="table-column">
      <style:table-column-properties style:column-width="1.482cm" style:rel-column-width="5396*"/>
    </style:style>
    <style:style style:name="Tabelle1.C" style:family="table-column">
      <style:table-column-properties style:column-width="3.036cm" style:rel-column-width="11052*"/>
    </style:style>
    <style:style style:name="Tabelle1.A1" style:family="table-cell">
      <style:table-cell-properties style:border-line-width-left="0.002cm 0.088cm 0.002cm" style:border-line-width-top="0.002cm 0.088cm 0.002cm" style:border-line-width-bottom="0.002cm 0.088cm 0.002cm" fo:padding="0.106cm" fo:border-left="0.092cm double #808080" fo:border-right="none" fo:border-top="0.092cm double #808080" fo:border-bottom="0.092cm double #808080"/>
    </style:style>
    <style:style style:name="Tabelle1.I1" style:family="table-cell">
      <style:table-cell-properties style:border-line-width="0.002cm 0.088cm 0.002cm" fo:padding="0.106cm" fo:border="0.092cm double #808080"/>
    </style:style>
    <style:style style:name="Tabelle1.A2" style:family="table-cell">
      <style:table-cell-properties style:border-line-width-left="0.002cm 0.088cm 0.002cm" style:border-line-width-bottom="0.002cm 0.088cm 0.002cm" fo:padding="0.106cm" fo:border-left="0.092cm double #808080" fo:border-right="none" fo:border-top="none" fo:border-bottom="0.092cm double #808080"/>
    </style:style>
    <style:style style:name="Tabelle1.I2" style:family="table-cell">
      <style:table-cell-properties style:border-line-width-left="0.002cm 0.088cm 0.002cm" style:border-line-width-right="0.002cm 0.088cm 0.002cm" style:border-line-width-bottom="0.002cm 0.088cm 0.002cm" fo:padding="0.106cm" fo:border-left="0.092cm double #808080" fo:border-right="0.092cm double #808080" fo:border-top="none" fo:border-bottom="0.092cm double #808080"/>
    </style:style>
    <style:style style:name="P1" style:family="paragraph" style:parent-style-name="Heading">
      <style:paragraph-properties fo:text-align="center" style:justify-single-word="false"/>
      <style:text-properties fo:font-weight="bold"/>
    </style:style>
    <style:style style:name="P2" style:family="paragraph" style:parent-style-name="Preformatted_20_Text">
      <style:paragraph-properties fo:margin-top="0cm" fo:margin-bottom="0.499cm"/>
    </style:style>
    <style:style style:name="P3" style:family="paragraph" style:parent-style-name="Table">
      <style:paragraph-properties fo:margin-top="0.21cm" fo:margin-bottom="0.31cm"/>
    </style:style>
    <style:style style:name="P4" style:family="paragraph" style:parent-style-name="Text_20_body">
      <style:text-properties fo:color="#0000ff"/>
    </style:style>
    <style:style style:name="P5" style:family="paragraph" style:parent-style-name="Standard">
      <style:text-properties fo:color="#0000ff"/>
    </style:style>
    <style:style style:name="T1" style:family="text">
      <style:text-properties fo:color="#0000ff"/>
    </style:style>
    <style:style style:name="T2" style:family="text">
      <style:text-properties fo:color="#0000ff" fo:font-weight="bold"/>
    </style:style>
    <style:style style:name="T3" style:family="text">
      <style:text-properties fo:font-weight="bold"/>
    </style:style>
  </office:automatic-styles>
  <office:body>
    <office:text>
      <text:tracked-changes text:track-changes="false">
        <text:changed-region text:id="ct115391216">
          <text:deletion>
            <office:change-info>
              <dc:creator>Thorsten Ziehm</dc:creator>
              <dc:date>1998-07-20T14:51:00</dc:date>
            </office:change-info>
            <text:p text:style-name="Text_20_body"><text:span text:style-name="T1">Anzahl OLE-Objekte, </text:span><text:span text:style-name="T2">graf</text:span><text:span text:style-name="T1"> - Anzahl Grafiken, </text:span><text:span text:style-name="T2">table</text:span><text:span text:style-name="T1"> - Anzahl Tabellen. </text:span></text:p>
          </text:deletion>
        </text:changed-region>
        <text:changed-region text:id="ct83733472">
          <text:insertion>
            <office:change-info>
              <dc:creator>Thorsten Ziehm</dc:creator>
              <dc:date>1998-07-20T14: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Q: Syntax in bedingten Feldbefehlen</text:p>
      <text:p text:style-name="Text_20_body">Eine Bedingung ist immer Wahr oder Falsch, was bei uns bedeutet der Wert ist gleich 0 oder ungleich 0. Die unten gemachten Bedingungen <text:span text:style-name="T3">x=1</text:span> sind Zuweisungen, die als Ergebnis immer ungleich 0 sind! Die korrekten Vergleichsoperatoren sind:</text:p>
      <table:table table:name="Tabelle1" table:style-name="Tabelle1">
        <table:table-column table:style-name="Tabelle1.A" table:number-columns-repeated="2"/>
        <table:table-column table:style-name="Tabelle1.C"/>
        <table:table-column table:style-name="Tabelle1.A" table:number-columns-repeated="2"/>
        <table:table-column table:style-name="Tabelle1.C"/>
        <table:table-column table:style-name="Tabelle1.A" table:number-columns-repeated="2"/>
        <table:table-column table:style-name="Tabelle1.C"/>
        <table:table-header-rows>
          <table:table-row>
            <table:table-cell table:style-name="Tabelle1.A1" table:number-columns-spanned="2" office:value-type="string">
              <text:p text:style-name="Table_20_Heading">Operator </text:p>
            </table:table-cell>
            <table:covered-table-cell/>
            <table:table-cell table:style-name="Tabelle1.A1" office:value-type="string">
              <text:p text:style-name="Table_20_Heading">Beschreibung </text:p>
            </table:table-cell>
            <table:table-cell table:style-name="Tabelle1.A1" table:number-columns-spanned="2" office:value-type="string">
              <text:p text:style-name="Table_20_Heading">Operator </text:p>
            </table:table-cell>
            <table:covered-table-cell/>
            <table:table-cell table:style-name="Tabelle1.A1" office:value-type="string">
              <text:p text:style-name="Table_20_Heading">Beschreibung </text:p>
            </table:table-cell>
            <table:table-cell table:style-name="Tabelle1.A1" table:number-columns-spanned="2" office:value-type="string">
              <text:p text:style-name="Table_20_Heading">Operator </text:p>
            </table:table-cell>
            <table:covered-table-cell/>
            <table:table-cell table:style-name="Tabelle1.I1" office:value-type="string">
              <text:p text:style-name="Table_20_Heading">Beschreibung </text:p>
            </table:table-cell>
          </table:table-row>
        </table:table-header-rows>
        <table:table-row>
          <table:table-cell table:style-name="Tabelle1.A2" office:value-type="string">
            <text:p text:style-name="P2">==</text:p>
          </table:table-cell>
          <table:table-cell table:style-name="Tabelle1.A2" office:value-type="string">
            <text:p text:style-name="P2">eq</text:p>
          </table:table-cell>
          <table:table-cell table:style-name="Tabelle1.A2" office:value-type="string">
            <text:p text:style-name="Table_20_Contents">gleich </text:p>
          </table:table-cell>
          <table:table-cell table:style-name="Tabelle1.A2" office:value-type="string">
            <text:p text:style-name="P2">&lt;=</text:p>
          </table:table-cell>
          <table:table-cell table:style-name="Tabelle1.A2" office:value-type="string">
            <text:p text:style-name="P2">leq</text:p>
          </table:table-cell>
          <table:table-cell table:style-name="Tabelle1.A2" office:value-type="string">
            <text:p text:style-name="Table_20_Contents">Kleiner gleich </text:p>
          </table:table-cell>
          <table:table-cell table:style-name="Tabelle1.A2" office:value-type="string">
            <text:p text:style-name="P2">&lt;</text:p>
          </table:table-cell>
          <table:table-cell table:style-name="Tabelle1.A2" office:value-type="string">
            <text:p text:style-name="P2">l</text:p>
          </table:table-cell>
          <table:table-cell table:style-name="Tabelle1.I2" office:value-type="string">
            <text:p text:style-name="Table_20_Contents">Kleiner </text:p>
          </table:table-cell>
        </table:table-row>
        <table:table-row>
          <table:table-cell table:style-name="Tabelle1.A2" office:value-type="string">
            <text:p text:style-name="P2">!=</text:p>
          </table:table-cell>
          <table:table-cell table:style-name="Tabelle1.A2" office:value-type="string">
            <text:p text:style-name="P2">neq</text:p>
          </table:table-cell>
          <table:table-cell table:style-name="Tabelle1.A2" office:value-type="string">
            <text:p text:style-name="Table_20_Contents">Ungleich </text:p>
          </table:table-cell>
          <table:table-cell table:style-name="Tabelle1.A2" office:value-type="string">
            <text:p text:style-name="P2">&gt;=</text:p>
          </table:table-cell>
          <table:table-cell table:style-name="Tabelle1.A2" office:value-type="string">
            <text:p text:style-name="P2">geq</text:p>
          </table:table-cell>
          <table:table-cell table:style-name="Tabelle1.A2" office:value-type="string">
            <text:p text:style-name="Table_20_Contents">Größer gleich </text:p>
          </table:table-cell>
          <table:table-cell table:style-name="Tabelle1.A2" office:value-type="string">
            <text:p text:style-name="P2">&gt;</text:p>
          </table:table-cell>
          <table:table-cell table:style-name="Tabelle1.A2" office:value-type="string">
            <text:p text:style-name="P2">g</text:p>
          </table:table-cell>
          <table:table-cell table:style-name="Tabelle1.I2" office:value-type="string">
            <text:p text:style-name="Table_20_Contents">größer </text:p>
          </table:table-cell>
        </table:table-row>
      </table:table>
      <text:p text:style-name="P3">Tabelle <text:sequence text:ref-name="refTable0" text:name="Table" text:formula="ooow:Table+1" style:num-format="A">A</text:sequence>: Syntax für Bedingungen</text:p>
      <text:p text:style-name="Text_20_body">Zusätzlich gibt es noch die Operatoren <text:span text:style-name="T3">NOT</text:span> ( =&gt; <text:span text:style-name="T3">!</text:span>), <text:span text:style-name="T3">XOR</text:span>, <text:span text:style-name="T3">OR</text:span>, <text:span text:style-name="T3">AND</text:span>.</text:p>
      <text:p text:style-name="Text_20_body">Damit kann man nun alle Arten von Bedingungen formulieren. Zum Beispiel <text:span text:style-name="T3">x == 1</text:span>. Die Vergleichsoperatoren können auch auf Strings angewandt werden, z.B. <text:span text:style-name="T3">x == «ABC«</text:span> prüft, ob in der Variablen x der Text »ABC« enthalten ist. Um zu überprüfen, ob in einer Variablen ein Leerer String steht, dann man folgende Ausdrücke benutzen: <text:span text:style-name="T3">x == ««</text:span> oder <text:span text:style-name="T3">!x</text:span> oder <text:span text:style-name="T3">NOT x</text:span>. </text:p>
      <text:h text:style-name="Heading_20_1" text:outline-level="1">Feldtyp Bedingter Text</text:h>
      <text:p text:style-name="Frage">Wie sind beim bedingten Text die Bedingungen und Ergebnisse unter "Bedingung", "Dann", "Sonst" zu formulieren?</text:p>
      <text:p text:style-name="Antwort">Ich kann für die Bedingung eine Variable nehmen, die ich zuvor mit "Variable setzen" definiert habe. Gibt es auch andere Möglichkeiten. (Bei uns in der Hilfe steht z.B., daß es auch mit Eingabefeldern geht. Ist das veraltet? Wir haben ja jetzt zwei Eingabefelder f. Text und f. Variablen. Also welche und wie, wenn überhaupt?)</text:p>
      <text:p text:style-name="Antwort">Wenn ich eine Variable setze "x=1" und für bedingten Text sage: Bedingung "x=2", Dann "ja", Sonst "nein" - dann bekomme ich immer "ja"...Scheinbar wird als bedingter Text immer der im Dann-Feld genommen, unabhängig davon, welche Bedingung ich überhaupt angebe.</text:p>
      <text:h text:style-name="Heading_20_1" text:outline-level="1">Feldtyp Versteckter Text</text:h>
      <text:p text:style-name="Frage">Auch hier: Syntax für Bedingung?</text:p>
      <text:p text:style-name="Frage">Gleiches Problem wie oben: Variable ist mit x=1 definiert, die Bedingung x=2 fügt bei mir Text ein, den ich unter "Text einfügen" eingetragen habe. Obwohl die Bedingung nicht zutrifft?</text:p>
      <text:p text:style-name="Antwort">Das Feld »Versteckter Text« versteckt den angegebenen Text, wenn die Bedingung erfüllt ist. Dazu muß aber in den ViewOptionen diese Optionen (extras-textdokument-inhalte-nicht druckbare zeichen) eingeschaltet sein. Der Text kann der Wert eines Datenbankfeldes oder normaler Text in Hochkommata, z.B. »XXX« sein. (Es wird versucht, den Text als Datenbankspalte zu identifizieren. Wenn diese existiert, wird der Inhalt der Spalte, ansonsten einfach der Text ausgegeben.)</text:p>
      <text:h text:style-name="Heading_20_1" text:outline-level="1">Feldtyp Versteckter Absatz</text:h>
      <text:p text:style-name="Frage">Mit meiner Variablen x=1 wird ein leerer Absatz versteckt, wenn ich die Bedingung x=1 setze (Bedingung erfüllt) oder wenn ich die Bedingung x=2 angebe (Bedingung nicht erfüllt). Was denn nun?</text:p>
      <text:p text:style-name="Frage">Und: Sind versteckte Absätze überhaupt leere Absätze? Bei mir werden solche Absätze auch dann versteckt, wenn Text drin steht (auch hier egal, ob Bedingung x=1 oder x=2)</text:p>
      <text:p text:style-name="P4">Das Feld »Versteckter Absatz« versteckt den Absatz, wenn die Bedingung erfüllt ist. Dazu muß aber in den ViewOptionen diese Optionen (extras-textdokument-inhalte-nicht druckbare zeichen) eingeschaltet sein.</text:p>
      <text:h text:style-name="Heading_20_1" text:outline-level="1">Datenbankfelder</text:h>
      <text:p text:style-name="Frage">Hier gibt es ein Bedingungsfeld, wo standardmäßig TRUE eingetragen ist. Was sind das hier denn für Bedingungen?</text:p>
      <text:p text:style-name="P4">Damit kann ein bestimmter oder der nächste Datensatz angesprochen werden. Wenn man z.B. ein Dokument mit 2 Datenbanken benutzt, deren Daten abhängig voneinander in den Datenbankfelder dargestellt werden sollen; wie z.B. »Anrede == »Herr« -&gt; benutze die Daten des Datensatzes 1, »Anrede == »Frau« -&gt; benutze die Daten des Datensatzes 2, usw.</text:p>
      <text:p text:style-name="Frage">Ich kann Tabellen- oder Spaltennamen aus dem Datenbankauswahlfeld per Drag&amp;Drop in das Bedingungsfeld ziehen. Was macht das für einen Sinn, wenn die Bedingungen hier keine Datenbankfelder angeben, sondern boolsche Ausdrücke?</text:p>
      <text:p text:style-name="P4">In den Bedingungen kann auch auf die Daten des aktuellen Datensatzes zugegriffen werden. Diese werden aber erst beim MISCHEN mit den korrekten Werten gesetzt</text:p>
      <text:h text:style-name="Heading_20_1" text:outline-level="1">Dokumentstatistik</text:h>
      <text:p text:style-name="Frage">Ich habe gehört, daß man beispielsweise auch Seitenangaben in Bedingungen einsetzen kann, irgendwie mit "Page" oder so? Woher weiß man das? Gibt es eine Liste mit allen Möglichkeiten, wie ich eine Bedingung formulieren kann? </text:p>
      <text:p text:style-name="P4">Es gibt die Möglichkeit auf folgende Werte aus der DocStatistik zuzugreifen:</text:p>
      <text:p text:style-name="Text_20_body"><text:span text:style-name="T2">page</text:span><text:span text:style-name="T1"> - Anzahl Seiten, </text:span><text:span text:style-name="T2">para</text:span><text:span text:style-name="T1"> - Anzahl Absätze, </text:span><text:span text:style-name="T2">word</text:span><text:span text:style-name="T1"> - Anzahl Worte, </text:span><text:span text:style-name="T2">char</text:span><text:span text:style-name="T1"> - Anzahl Zeichen, </text:span><text:span text:style-name="T2">ole</text:span><text:span text:style-name="T1"> - </text:span><text:change text:change-id="ct115391216"/></text:p>
      <text:p text:style-name="P4"/>
      <text:p text:style-name="P4"><text:change-start text:change-id="ct83733472"/>Hallo dies sind Änderungen von TZ</text:p>
      <text:p text:style-name="P5">Quaeramus aliquod non in speciem bonum, sed solidum et aequale et a secretiore parte formosius; hoc eruamus. Nec longe positum est: invenietur, scire tantum opus est, quo manum porrigas; nunc velut in tenebris vicina transimus, offensantes ea ipsa quae desideramus. Sed ne te per circumitus traham, aliorum quidem opiniones praeteribo (nam enumerare illas longum est coarguere): nostram accipe. Nostram autem cum dico, non alligo me ad unum aliquem ex Stoicis proceribus: est et <text:s/>mihi censendi ius. Itaque aliquem sequar, aliquem iubebo sententiam dividere, fortasse et post omnes citatus nihil improbabo ex iis, quae priores decreverint, et dicam: "Hoc amplius censeo." Interim, quod inter omnes Stoicos convenit, <text:s text:c="2"/>rerum naturae assentior; ab illa non deerrare et ad illius legem exemplumque formari sapientia est. Beata est ergo vita conveniens naturae suae, quae non aliter contingere potest, quam si primum sana mens est et in perpetua possessione sanitatis suae, deinde fortis ac vehemens, tunc pulcherrime patiens, apta temporibus, corporis sui pertinentiumque ad id curiosa non anxie, tum aliarum rerum, quae vitam instruunt, diligens sine admiratione cuiusquam, usura fortunae muneribus, non servitura.</text:p>
      <text:p text:style-name="P4"/>
      <text:p text:style-name="P4"><text:change-end text:change-id="ct837334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roma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fo:color="#000000" style:font-name="Thorndale" fo:font-size="12pt" fo:language="de" fo:country="DE" style:font-name-asian="Andale Sans UI" style:font-size-asian="12pt" style:language-asian="none" style:country-asian="none" style:font-name-complex="Tahoma" style:font-size-complex="12pt" style:language-complex="none" style:country-complex="none"/>
    </style:default-style>
    <style:default-style style:family="paragraph">
      <style:table-properties table:border-model="separating"/>
      <style:table-row-properties fo:keep-together="always"/>
      <style:paragraph-properties fo:hyphenation-ladder-count="no-limit" style:text-autospace="ideograph-alpha" style:punctuation-wrap="hanging" style:line-break="strict" style:tab-stop-distance="1.997cm" style:writing-mode="page"/>
      <style:text-properties fo:color="#000000" fo:font-size="12pt" fo:language="de" fo:country="DE" style:font-size-asian="12pt" style:language-asian="none" style:country-asian="none" style:font-size-complex="12pt" style:language-complex="none" style:country-complex="none" fo:hyphenate="false" fo:hyphenation-remain-char-count="2" fo:hyphenation-push-char-count="2"/>
    </style:default-style>
    <style:style style:name="Standard" style:family="paragraph" style:class="text"/>
    <style:style style:name="Text_20_body" style:display-name="Text body" style:family="paragraph" style:parent-style-name="Standard" style:class="text">
      <style:paragraph-properties fo:margin-top="0cm" fo:margin-bottom="0.21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Heading" style:next-style-name="Text_20_body" style:class="text" style:default-outline-level="1">
      <style:paragraph-properties style:default-outline-level="1"/>
      <style:text-properties fo:font-size="115%" fo:font-weight="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Caption" style:family="paragraph" style:parent-style-name="Standard" style:class="extra">
      <style:paragraph-properties fo:margin-top="0.212cm" fo:margin-bottom="0.212cm"/>
      <style:text-properties fo:font-size="10pt" fo:font-style="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LISTING" style:family="paragraph" style:parent-style-name="Standard" style:class="html">
      <style:text-properties style:font-name="Courier New" fo:font-size="10pt"/>
    </style:style>
    <style:style style:name="Frage" style:family="paragraph" style:parent-style-name="Text_20_body" style:next-style-name="Text_20_body" style:class="text">
      <style:text-properties fo:color="#ff0000"/>
    </style:style>
    <style:style style:name="Antwort" style:family="paragraph" style:parent-style-name="Text_20_body" style:class="text">
      <style:text-properties fo:color="#0000ff"/>
    </style:style>
    <style:style style:name="Footnote_20_Symbol" style:display-name="Footnote Symbol" style:family="text"/>
    <style:style style:name="Endnote_20_Symbol" style:display-name="Endnote Symbol" style:family="text"/>
    <style:style style:name="Line_20_numbering" style:display-name="Line numbering"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master-page-name="Standard"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offset="0.3cm" style:num-format="I" text:number-position="left" text:increment="7">
      <text:linenumbering-separator text:increment="3">___</text:linenumbering-separator>
    </text:linenumbering-configuration>
  </office:styles>
  <office:automatic-styles>
    <style:page-layout style:name="pm1">
      <style:page-layout-properties fo:page-width="21.001cm" fo:page-height="29.7cm" style:num-format="1" style:print-orientation="portrait" fo:margin-top="1.499cm" fo:margin-bottom="1.499cm" fo:margin-left="1.499cm" fo:margin-right="1.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_Beta$Win32 OpenOffice.org_project/680m65$Build-8850</meta:generator>
    <meta:initial-creator>Thorsten Ziehm</meta:initial-creator>
    <meta:creation-date>1998-07-20T14:50:37</meta:creation-date>
    <dc:creator>Helge Delfs</dc:creator>
    <dc:date>2002-01-04T14:56:51</dc:date>
    <dc:language>de-DE</dc:language>
    <meta:editing-cycles>8</meta:editing-cycles>
    <meta:editing-duration>PT12M32S</meta:editing-duration>
    <meta:user-defined meta:name="Info 0"/>
    <meta:user-defined meta:name="Info 1"/>
    <meta:user-defined meta:name="Info 2"/>
    <meta:user-defined meta:name="Info 3"/>
    <meta:document-statistic meta:table-count="1" meta:image-count="0" meta:object-count="0" meta:page-count="2" meta:paragraph-count="53" meta:word-count="818" meta:character-count="5465"/>
  </office:meta>
</office:document-meta>
</file>